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office:value-type="string">
            <text:p>Deuterium</text:p>
          </table:table-cell>
          <table:table-cell table:number-columns-repeated="2"/>
          <table:table-cell office:value-type="string">
            <text:p>Normal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0638358760308">
            <text:p>0.590638358760308</text:p>
          </table:table-cell>
          <table:table-cell/>
          <table:table-cell office:value-type="float" office:value="0">
            <text:p>0</text:p>
          </table:table-cell>
          <table:table-cell office:value-type="float" office:value="0.595358410984211">
            <text:p>0.595358410984211</text:p>
          </table:table-cell>
          <table:table-cell/>
          <table:table-cell table:formula="of:=([.E2]-[.B2])" office:value-type="float" office:value="0.00472005222390304">
            <text:p>0.0047200522239030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4044211362695">
            <text:p>0.24044211362695</text:p>
          </table:table-cell>
          <table:table-cell/>
          <table:table-cell office:value-type="float" office:value="1">
            <text:p>1</text:p>
          </table:table-cell>
          <table:table-cell office:value-type="float" office:value="0.238816633802097">
            <text:p>0.238816633802097</text:p>
          </table:table-cell>
          <table:table-cell/>
          <table:table-cell table:formula="of:=([.E3]-[.B3])" office:value-type="float" office:value="-0.00162547982485298">
            <text:p>-0.00162547982485298</text:p>
          </table:table-cell>
          <table:table-cell/>
          <table:table-cell table:style-name="ce1"/>
          <table:table-cell table:style-name="ce2"/>
          <table:table-cell table:style-name="ce3" office:value-type="float" office:value="58.16">
            <text:p>58.16</text:p>
          </table:table-cell>
          <table:table-cell table:style-name="ce4" office:value-type="percentage" office:value="0.595358410984211">
            <text:p>59.54%</text:p>
          </table:table-cell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3093730969273">
            <text:p>0.073093730969273</text:p>
          </table:table-cell>
          <table:table-cell/>
          <table:table-cell office:value-type="float" office:value="2">
            <text:p>2</text:p>
          </table:table-cell>
          <table:table-cell office:value-type="float" office:value="0.072289862525219">
            <text:p>0.072289862525219</text:p>
          </table:table-cell>
          <table:table-cell/>
          <table:table-cell table:formula="of:=([.E4]-[.B4])" office:value-type="float" office:value="-0.000803868444054001">
            <text:p>-0.000803868444054001</text:p>
          </table:table-cell>
          <table:table-cell/>
          <table:table-cell table:style-name="ce1"/>
          <table:table-cell table:style-name="ce2"/>
          <table:table-cell table:style-name="ce3" office:value-type="float" office:value="25.31">
            <text:p>25.31</text:p>
          </table:table-cell>
          <table:table-cell table:style-name="ce4" office:value-type="percentage" office:value="0.238816633802097">
            <text:p>23.88%</text:p>
          </table:table-cell>
          <table:table-cell table:style-name="ce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6477032859245">
            <text:p>0.016477032859245</text:p>
          </table:table-cell>
          <table:table-cell/>
          <table:table-cell office:value-type="float" office:value="3">
            <text:p>3</text:p>
          </table:table-cell>
          <table:table-cell office:value-type="float" office:value="0.016191495555382">
            <text:p>0.016191495555382</text:p>
          </table:table-cell>
          <table:table-cell/>
          <table:table-cell table:formula="of:=([.E5]-[.B5])" office:value-type="float" office:value="-0.000285537303863">
            <text:p>-0.000285537303863</text:p>
          </table:table-cell>
          <table:table-cell/>
          <table:table-cell table:style-name="ce1"/>
          <table:table-cell table:style-name="ce2"/>
          <table:table-cell table:style-name="ce3" office:value-type="float" office:value="11.84">
            <text:p>11.84</text:p>
          </table:table-cell>
          <table:table-cell table:style-name="ce4" office:value-type="percentage" office:value="0.072289862525219">
            <text:p>7.23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301332276654">
            <text:p>0.00301332276654</text:p>
          </table:table-cell>
          <table:table-cell/>
          <table:table-cell office:value-type="float" office:value="4">
            <text:p>4</text:p>
          </table:table-cell>
          <table:table-cell office:value-type="float" office:value="0.002944944391805">
            <text:p>0.002944944391805</text:p>
          </table:table-cell>
          <table:table-cell/>
          <table:table-cell table:formula="of:=([.E6]-[.B6])" office:value-type="float" office:value="-0.000068378374735">
            <text:p>-0.000068378374735</text:p>
          </table:table-cell>
          <table:table-cell/>
          <table:table-cell table:style-name="ce1"/>
          <table:table-cell table:style-name="ce2"/>
          <table:table-cell table:style-name="ce3" office:value-type="float" office:value="3.51">
            <text:p>3.51</text:p>
          </table:table-cell>
          <table:table-cell table:style-name="ce4" office:value-type="percentage" office:value="0.016191495555382">
            <text:p>1.62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463234088345">
            <text:p>0.000463234088345</text:p>
          </table:table-cell>
          <table:table-cell/>
          <table:table-cell office:value-type="float" office:value="5">
            <text:p>5</text:p>
          </table:table-cell>
          <table:table-cell office:value-type="float" office:value="0.000450205171752">
            <text:p>0.000450205171752</text:p>
          </table:table-cell>
          <table:table-cell/>
          <table:table-cell table:formula="of:=([.E7]-[.B7])" office:value-type="float" office:value="-0.000013028916593">
            <text:p>-0.000013028916593</text:p>
          </table:table-cell>
          <table:table-cell/>
          <table:table-cell table:style-name="ce1"/>
          <table:table-cell table:style-name="ce2"/>
          <table:table-cell table:style-name="ce3" office:value-type="float" office:value="0.92">
            <text:p>0.92</text:p>
          </table:table-cell>
          <table:table-cell table:style-name="ce4" office:value-type="percentage" office:value="0.002944944391805">
            <text:p>0.29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61612730446">
            <text:p>0.000061612730446</text:p>
          </table:table-cell>
          <table:table-cell/>
          <table:table-cell office:value-type="float" office:value="6">
            <text:p>6</text:p>
          </table:table-cell>
          <table:table-cell office:value-type="float" office:value="0.000059558994673">
            <text:p>0.000059558994673</text:p>
          </table:table-cell>
          <table:table-cell/>
          <table:table-cell table:formula="of:=([.E8]-[.B8])" office:value-type="float" office:value="-0.000002053735773">
            <text:p>-0.000002053735773</text:p>
          </table:table-cell>
          <table:table-cell/>
          <table:table-cell table:style-name="ce1"/>
          <table:table-cell table:style-name="ce2"/>
          <table:table-cell table:style-name="ce3" office:value-type="float" office:value="0.2">
            <text:p>0.2</text:p>
          </table:table-cell>
          <table:table-cell table:style-name="ce4" office:value-type="percentage" office:value="0.000450205171752">
            <text:p>0.0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7232412695">
            <text:p>0.000007232412695</text:p>
          </table:table-cell>
          <table:table-cell/>
          <table:table-cell office:value-type="float" office:value="7">
            <text:p>7</text:p>
          </table:table-cell>
          <table:table-cell office:value-type="float" office:value="0.000006954275195">
            <text:p>0.000006954275195</text:p>
          </table:table-cell>
          <table:table-cell/>
          <table:table-cell table:formula="of:=([.E9]-[.B9])" office:value-type="float" office:value="-0.0000002781375">
            <text:p>-0.0000002781375</text:p>
          </table:table-cell>
          <table:table-cell/>
          <table:table-cell table:style-name="ce1"/>
          <table:table-cell table:style-name="ce2"/>
          <table:table-cell table:style-name="ce3" office:value-type="float" office:value="0.04">
            <text:p>0.04</text:p>
          </table:table-cell>
          <table:table-cell table:style-name="ce4" office:value-type="percentage" office:value="0.000059558994673">
            <text:p>0.01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076053157">
            <text:p>0.00000076053157</text:p>
          </table:table-cell>
          <table:table-cell/>
          <table:table-cell office:value-type="float" office:value="8">
            <text:p>8</text:p>
          </table:table-cell>
          <table:table-cell office:value-type="float" office:value="0.000000727463471">
            <text:p>0.000000727463471</text:p>
          </table:table-cell>
          <table:table-cell/>
          <table:table-cell table:formula="of:=([.E10]-[.B10])" office:value-type="float" office:value="-0.0000000330680989999999">
            <text:p>-0.0000000330680989999999</text:p>
          </table:table-cell>
          <table:table-cell/>
          <table:table-cell table:style-name="ce1"/>
          <table:table-cell table:style-name="ce2"/>
          <table:table-cell table:style-name="ce3" office:value-type="float" office:value="0.01">
            <text:p>0.01</text:p>
          </table:table-cell>
          <table:table-cell table:style-name="ce4" office:value-type="percentage" office:value="0.000006954275195">
            <text:p>0.00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0072454873">
            <text:p>0.000000072454873</text:p>
          </table:table-cell>
          <table:table-cell/>
          <table:table-cell office:value-type="float" office:value="9">
            <text:p>9</text:p>
          </table:table-cell>
          <table:table-cell office:value-type="float" office:value="0.000000068943908">
            <text:p>0.000000068943908</text:p>
          </table:table-cell>
          <table:table-cell/>
          <table:table-cell table:formula="of:=([.E11]-[.B11])" office:value-type="float" office:value="-0.000000003510965">
            <text:p>-0.000000003510965</text:p>
          </table:table-cell>
          <table:table-cell/>
          <table:table-cell table:style-name="ce1"/>
          <table:table-cell table:style-name="ce2"/>
          <table:table-cell table:style-name="ce3" office:value-type="float" office:value="0">
            <text:p>0</text:p>
          </table:table-cell>
          <table:table-cell table:style-name="ce4" office:value-type="percentage" office:value="0.000000727463471">
            <text:p>0.00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006312199">
            <text:p>0.000000006312199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0005975953">
            <text:p>0.000000005975953</text:p>
          </table:table-cell>
          <table:table-cell/>
          <table:table-cell table:formula="of:=([.E12]-[.B12])" office:value-type="float" office:value="-0.000000000336246">
            <text:p>-0.000000000336246</text:p>
          </table:table-cell>
          <table:table-cell/>
          <table:table-cell table:style-name="ce1"/>
          <table:table-cell table:style-name="ce2"/>
          <table:table-cell table:style-name="ce3" office:value-type="float" office:value="0">
            <text:p>0</text:p>
          </table:table-cell>
          <table:table-cell table:style-name="ce4" office:value-type="percentage" office:value="0.000000068943908">
            <text:p>0.00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0000050602">
            <text:p>0.00000000050602</text:p>
          </table:table-cell>
          <table:table-cell/>
          <table:table-cell office:value-type="float" office:value="11">
            <text:p>11</text:p>
          </table:table-cell>
          <table:table-cell office:value-type="float" office:value="0.000000000476555">
            <text:p>0.000000000476555</text:p>
          </table:table-cell>
          <table:table-cell/>
          <table:table-cell table:formula="of:=([.E13]-[.B13])" office:value-type="float" office:value="-0.000000000029465">
            <text:p>-0.00000000002946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00000046873">
            <text:p>0.000000000046873</text:p>
          </table:table-cell>
          <table:table-cell/>
          <table:table-cell office:value-type="float" office:value="12">
            <text:p>12</text:p>
          </table:table-cell>
          <table:table-cell office:value-type="float" office:value="0.000000000044979">
            <text:p>0.000000000044979</text:p>
          </table:table-cell>
          <table:table-cell/>
          <table:table-cell table:formula="of:=([.E14]-[.B14])" office:value-type="float" office:value="-0.000000000001894">
            <text:p>-0.00000000000189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0000000403">
            <text:p>0.00000000000403</text:p>
          </table:table-cell>
          <table:table-cell/>
          <table:table-cell office:value-type="float" office:value="13">
            <text:p>13</text:p>
          </table:table-cell>
          <table:table-cell office:value-type="float" office:value="0.000000000004116">
            <text:p>0.000000000004116</text:p>
          </table:table-cell>
          <table:table-cell/>
          <table:table-cell table:formula="of:=([.E15]-[.B15])" office:value-type="float" office:value="0.0000000000000860000000000002">
            <text:p>0.000000000000086000000000000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00000003409">
            <text:p>0.000000000003409</text:p>
          </table:table-cell>
          <table:table-cell/>
          <table:table-cell office:value-type="float" office:value="14">
            <text:p>14</text:p>
          </table:table-cell>
          <table:table-cell office:value-type="float" office:value="0.000000000004528">
            <text:p>0.000000000004528</text:p>
          </table:table-cell>
          <table:table-cell/>
          <table:table-cell table:formula="of:=([.E16]-[.B16])" office:value-type="float" office:value="0.000000000001119">
            <text:p>0.00000000000111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00000000288">
            <text:p>0.000000000000288</text:p>
          </table:table-cell>
          <table:table-cell/>
          <table:table-cell office:value-type="float" office:value="15">
            <text:p>15</text:p>
          </table:table-cell>
          <table:table-cell office:value-type="float" office:value="0.000000000000327">
            <text:p>0.000000000000327</text:p>
          </table:table-cell>
          <table:table-cell/>
          <table:table-cell table:formula="of:=([.E17]-[.B17])" office:value-type="float" office:value="0.000000000000039">
            <text:p>0.00000000000003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00000008937">
            <text:p>0.000000000008937</text:p>
          </table:table-cell>
          <table:table-cell/>
          <table:table-cell office:value-type="float" office:value="16">
            <text:p>16</text:p>
          </table:table-cell>
          <table:table-cell office:value-type="float" office:value="0.000000000010522">
            <text:p>0.000000000010522</text:p>
          </table:table-cell>
          <table:table-cell/>
          <table:table-cell table:formula="of:=([.E18]-[.B18])" office:value-type="float" office:value="0.000000000001585">
            <text:p>0.00000000000158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000000001212">
            <text:p>0.000000000001212</text:p>
          </table:table-cell>
          <table:table-cell/>
          <table:table-cell office:value-type="float" office:value="17">
            <text:p>17</text:p>
          </table:table-cell>
          <table:table-cell office:value-type="float" office:value="0.00000000000146">
            <text:p>0.00000000000146</text:p>
          </table:table-cell>
          <table:table-cell/>
          <table:table-cell table:formula="of:=([.E19]-[.B19])" office:value-type="float" office:value="0.000000000000248">
            <text:p>0.000000000000248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000000001202">
            <text:p>0.000000000001202</text:p>
          </table:table-cell>
          <table:table-cell/>
          <table:table-cell office:value-type="float" office:value="18">
            <text:p>18</text:p>
          </table:table-cell>
          <table:table-cell office:value-type="float" office:value="0.000000000001623">
            <text:p>0.000000000001623</text:p>
          </table:table-cell>
          <table:table-cell/>
          <table:table-cell table:formula="of:=([.E20]-[.B20])" office:value-type="float" office:value="0.000000000000421">
            <text:p>0.00000000000042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000000000094">
            <text:p>0.000000000000094</text:p>
          </table:table-cell>
          <table:table-cell/>
          <table:table-cell office:value-type="float" office:value="19">
            <text:p>19</text:p>
          </table:table-cell>
          <table:table-cell office:value-type="float" office:value="0.000000000000113">
            <text:p>0.000000000000113</text:p>
          </table:table-cell>
          <table:table-cell/>
          <table:table-cell table:formula="of:=([.E21]-[.B21])" office:value-type="float" office:value="0.000000000000019">
            <text:p>0.0000000000000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0000001947">
            <text:p>0.000000000001947</text:p>
          </table:table-cell>
          <table:table-cell/>
          <table:table-cell office:value-type="float" office:value="20">
            <text:p>20</text:p>
          </table:table-cell>
          <table:table-cell office:value-type="float" office:value="0.000000000002108">
            <text:p>0.000000000002108</text:p>
          </table:table-cell>
          <table:table-cell/>
          <table:table-cell table:formula="of:=([.E22]-[.B22])" office:value-type="float" office:value="0.000000000000161">
            <text:p>0.00000000000016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000000000173">
            <text:p>0.000000000000173</text:p>
          </table:table-cell>
          <table:table-cell/>
          <table:table-cell office:value-type="float" office:value="21">
            <text:p>21</text:p>
          </table:table-cell>
          <table:table-cell office:value-type="float" office:value="0.000000000000276">
            <text:p>0.000000000000276</text:p>
          </table:table-cell>
          <table:table-cell/>
          <table:table-cell table:formula="of:=([.E23]-[.B23])" office:value-type="float" office:value="0.000000000000103">
            <text:p>0.00000000000010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000000000796">
            <text:p>0.000000000000796</text:p>
          </table:table-cell>
          <table:table-cell/>
          <table:table-cell office:value-type="float" office:value="22">
            <text:p>22</text:p>
          </table:table-cell>
          <table:table-cell office:value-type="float" office:value="0.000000000001216">
            <text:p>0.000000000001216</text:p>
          </table:table-cell>
          <table:table-cell/>
          <table:table-cell table:formula="of:=([.E24]-[.B24])" office:value-type="float" office:value="0.00000000000042">
            <text:p>0.0000000000004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000000000027">
            <text:p>0.000000000000027</text:p>
          </table:table-cell>
          <table:table-cell/>
          <table:table-cell office:value-type="float" office:value="23">
            <text:p>23</text:p>
          </table:table-cell>
          <table:table-cell office:value-type="float" office:value="0.000000000000032">
            <text:p>0.000000000000032</text:p>
          </table:table-cell>
          <table:table-cell/>
          <table:table-cell table:formula="of:=([.E25]-[.B25])" office:value-type="float" office:value="5E-015">
            <text:p>5E-01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00000000061">
            <text:p>0.00000000000061</text:p>
          </table:table-cell>
          <table:table-cell/>
          <table:table-cell office:value-type="float" office:value="24">
            <text:p>24</text:p>
          </table:table-cell>
          <table:table-cell office:value-type="float" office:value="0.000000000000906">
            <text:p>0.000000000000906</text:p>
          </table:table-cell>
          <table:table-cell/>
          <table:table-cell table:formula="of:=([.E26]-[.B26])" office:value-type="float" office:value="0.000000000000296">
            <text:p>0.00000000000029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000000000024">
            <text:p>0.000000000000024</text:p>
          </table:table-cell>
          <table:table-cell/>
          <table:table-cell office:value-type="float" office:value="25">
            <text:p>25</text:p>
          </table:table-cell>
          <table:table-cell office:value-type="float" office:value="0.000000000000118">
            <text:p>0.000000000000118</text:p>
          </table:table-cell>
          <table:table-cell/>
          <table:table-cell table:formula="of:=([.E27]-[.B27])" office:value-type="float" office:value="0.000000000000094">
            <text:p>0.00000000000009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00000000028">
            <text:p>0.00000000000028</text:p>
          </table:table-cell>
          <table:table-cell/>
          <table:table-cell office:value-type="float" office:value="26">
            <text:p>26</text:p>
          </table:table-cell>
          <table:table-cell office:value-type="float" office:value="0.00000000000052">
            <text:p>0.00000000000052</text:p>
          </table:table-cell>
          <table:table-cell/>
          <table:table-cell table:formula="of:=([.E28]-[.B28])" office:value-type="float" office:value="0.00000000000024">
            <text:p>0.0000000000002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0000000000013">
            <text:p>-0.000000000000013</text:p>
          </table:table-cell>
          <table:table-cell/>
          <table:table-cell office:value-type="float" office:value="27">
            <text:p>27</text:p>
          </table:table-cell>
          <table:table-cell office:value-type="float" office:value="-9E-015">
            <text:p>-9E-015</text:p>
          </table:table-cell>
          <table:table-cell/>
          <table:table-cell table:formula="of:=([.E29]-[.B29])" office:value-type="float" office:value="4E-015">
            <text:p>4E-01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0000000001248">
            <text:p>-0.000000000001248</text:p>
          </table:table-cell>
          <table:table-cell/>
          <table:table-cell office:value-type="float" office:value="28">
            <text:p>28</text:p>
          </table:table-cell>
          <table:table-cell office:value-type="float" office:value="-0.00000000000126">
            <text:p>-0.00000000000126</text:p>
          </table:table-cell>
          <table:table-cell/>
          <table:table-cell table:formula="of:=([.E30]-[.B30])" office:value-type="float" office:value="-0.000000000000012">
            <text:p>-0.00000000000001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00000000000181">
            <text:p>-0.000000000000181</text:p>
          </table:table-cell>
          <table:table-cell/>
          <table:table-cell office:value-type="float" office:value="29">
            <text:p>29</text:p>
          </table:table-cell>
          <table:table-cell office:value-type="float" office:value="0.000000000000021">
            <text:p>0.000000000000021</text:p>
          </table:table-cell>
          <table:table-cell/>
          <table:table-cell table:formula="of:=([.E31]-[.B31])" office:value-type="float" office:value="0.000000000000202">
            <text:p>0.00000000000020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0000000048">
            <text:p>0.000000000000048</text:p>
          </table:table-cell>
          <table:table-cell/>
          <table:table-cell office:value-type="float" office:value="30">
            <text:p>30</text:p>
          </table:table-cell>
          <table:table-cell office:value-type="float" office:value="0.000000000000852">
            <text:p>0.000000000000852</text:p>
          </table:table-cell>
          <table:table-cell/>
          <table:table-cell table:formula="of:=([.E32]-[.B32])" office:value-type="float" office:value="0.000000000000804">
            <text:p>0.00000000000080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2E-015">
            <text:p>-2E-015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000002">
            <text:p>0.00000000000002</text:p>
          </table:table-cell>
          <table:table-cell/>
          <table:table-cell table:formula="of:=([.E33]-[.B33])" office:value-type="float" office:value="0.000000000000022">
            <text:p>0.000000000000022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000000001143">
            <text:p>0.000000000001143</text:p>
          </table:table-cell>
          <table:table-cell/>
          <table:table-cell office:value-type="float" office:value="32">
            <text:p>32</text:p>
          </table:table-cell>
          <table:table-cell office:value-type="float" office:value="0.00000000000228">
            <text:p>0.00000000000228</text:p>
          </table:table-cell>
          <table:table-cell/>
          <table:table-cell table:formula="of:=([.E34]-[.B34])" office:value-type="float" office:value="0.000000000001137">
            <text:p>0.000000000001137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00000000072">
            <text:p>0.000000000000072</text:p>
          </table:table-cell>
          <table:table-cell/>
          <table:table-cell office:value-type="float" office:value="33">
            <text:p>33</text:p>
          </table:table-cell>
          <table:table-cell office:value-type="float" office:value="0.000000000000279">
            <text:p>0.000000000000279</text:p>
          </table:table-cell>
          <table:table-cell/>
          <table:table-cell table:formula="of:=([.E35]-[.B35])" office:value-type="float" office:value="0.000000000000207">
            <text:p>0.000000000000207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00000000064">
            <text:p>0.000000000000064</text:p>
          </table:table-cell>
          <table:table-cell/>
          <table:table-cell office:value-type="float" office:value="34">
            <text:p>34</text:p>
          </table:table-cell>
          <table:table-cell office:value-type="float" office:value="0.000000000000264">
            <text:p>0.000000000000264</text:p>
          </table:table-cell>
          <table:table-cell/>
          <table:table-cell table:formula="of:=([.E36]-[.B36])" office:value-type="float" office:value="0.0000000000002">
            <text:p>0.0000000000002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E-015">
            <text:p>2E-015</text:p>
          </table:table-cell>
          <table:table-cell/>
          <table:table-cell office:value-type="float" office:value="35">
            <text:p>35</text:p>
          </table:table-cell>
          <table:table-cell office:value-type="float" office:value="0.000000000000015">
            <text:p>0.000000000000015</text:p>
          </table:table-cell>
          <table:table-cell/>
          <table:table-cell table:formula="of:=([.E37]-[.B37])" office:value-type="float" office:value="0.000000000000013">
            <text:p>0.000000000000013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00000000641">
            <text:p>0.000000000000641</text:p>
          </table:table-cell>
          <table:table-cell/>
          <table:table-cell office:value-type="float" office:value="36">
            <text:p>36</text:p>
          </table:table-cell>
          <table:table-cell office:value-type="float" office:value="0.000000000000447">
            <text:p>0.000000000000447</text:p>
          </table:table-cell>
          <table:table-cell/>
          <table:table-cell table:formula="of:=([.E38]-[.B38])" office:value-type="float" office:value="-0.000000000000194">
            <text:p>-0.00000000000019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00000000018">
            <text:p>0.000000000000018</text:p>
          </table:table-cell>
          <table:table-cell/>
          <table:table-cell office:value-type="float" office:value="37">
            <text:p>37</text:p>
          </table:table-cell>
          <table:table-cell office:value-type="float" office:value="0.000000000000053">
            <text:p>0.000000000000053</text:p>
          </table:table-cell>
          <table:table-cell/>
          <table:table-cell table:formula="of:=([.E39]-[.B39])" office:value-type="float" office:value="0.000000000000035">
            <text:p>0.000000000000035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000000000049">
            <text:p>0.000000000000049</text:p>
          </table:table-cell>
          <table:table-cell/>
          <table:table-cell office:value-type="float" office:value="38">
            <text:p>38</text:p>
          </table:table-cell>
          <table:table-cell office:value-type="float" office:value="0.000000000000218">
            <text:p>0.000000000000218</text:p>
          </table:table-cell>
          <table:table-cell/>
          <table:table-cell table:formula="of:=([.E40]-[.B40])" office:value-type="float" office:value="0.000000000000169">
            <text:p>0.00000000000016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E-015">
            <text:p>1E-015</text:p>
          </table:table-cell>
          <table:table-cell/>
          <table:table-cell office:value-type="float" office:value="39">
            <text:p>39</text:p>
          </table:table-cell>
          <table:table-cell office:value-type="float" office:value="5E-015">
            <text:p>5E-015</text:p>
          </table:table-cell>
          <table:table-cell/>
          <table:table-cell table:formula="of:=([.E41]-[.B41])" office:value-type="float" office:value="4E-015">
            <text:p>4E-01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000000687">
            <text:p>0.000000000000687</text:p>
          </table:table-cell>
          <table:table-cell/>
          <table:table-cell office:value-type="float" office:value="40">
            <text:p>40</text:p>
          </table:table-cell>
          <table:table-cell office:value-type="float" office:value="0.000000000000476">
            <text:p>0.000000000000476</text:p>
          </table:table-cell>
          <table:table-cell/>
          <table:table-cell table:formula="of:=([.E42]-[.B42])" office:value-type="float" office:value="-0.000000000000211">
            <text:p>-0.00000000000021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000000000041">
            <text:p>0.000000000000041</text:p>
          </table:table-cell>
          <table:table-cell/>
          <table:table-cell office:value-type="float" office:value="41">
            <text:p>41</text:p>
          </table:table-cell>
          <table:table-cell office:value-type="float" office:value="0.000000000000068">
            <text:p>0.000000000000068</text:p>
          </table:table-cell>
          <table:table-cell/>
          <table:table-cell table:formula="of:=([.E43]-[.B43])" office:value-type="float" office:value="0.000000000000027">
            <text:p>0.000000000000027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000000000039">
            <text:p>0.000000000000039</text:p>
          </table:table-cell>
          <table:table-cell/>
          <table:table-cell office:value-type="float" office:value="42">
            <text:p>42</text:p>
          </table:table-cell>
          <table:table-cell office:value-type="float" office:value="0.000000000000124">
            <text:p>0.000000000000124</text:p>
          </table:table-cell>
          <table:table-cell/>
          <table:table-cell table:formula="of:=([.E44]-[.B44])" office:value-type="float" office:value="0.000000000000085">
            <text:p>0.000000000000085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E-015">
            <text:p>1E-015</text:p>
          </table:table-cell>
          <table:table-cell/>
          <table:table-cell office:value-type="float" office:value="43">
            <text:p>43</text:p>
          </table:table-cell>
          <table:table-cell office:value-type="float" office:value="4E-015">
            <text:p>4E-015</text:p>
          </table:table-cell>
          <table:table-cell/>
          <table:table-cell table:formula="of:=([.E45]-[.B45])" office:value-type="float" office:value="3E-015">
            <text:p>3E-015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000000000393">
            <text:p>0.000000000000393</text:p>
          </table:table-cell>
          <table:table-cell/>
          <table:table-cell office:value-type="float" office:value="44">
            <text:p>44</text:p>
          </table:table-cell>
          <table:table-cell office:value-type="float" office:value="-0.000000000000014">
            <text:p>-0.000000000000014</text:p>
          </table:table-cell>
          <table:table-cell/>
          <table:table-cell table:formula="of:=([.E46]-[.B46])" office:value-type="float" office:value="-0.000000000000407">
            <text:p>-0.000000000000407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000000000011">
            <text:p>0.000000000000011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000004">
            <text:p>0.00000000000004</text:p>
          </table:table-cell>
          <table:table-cell/>
          <table:table-cell table:formula="of:=([.E47]-[.B47])" office:value-type="float" office:value="0.000000000000029">
            <text:p>0.000000000000029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000000000033">
            <text:p>0.000000000000033</text:p>
          </table:table-cell>
          <table:table-cell/>
          <table:table-cell office:value-type="float" office:value="46">
            <text:p>46</text:p>
          </table:table-cell>
          <table:table-cell office:value-type="float" office:value="0.000000000000195">
            <text:p>0.000000000000195</text:p>
          </table:table-cell>
          <table:table-cell/>
          <table:table-cell table:formula="of:=([.E48]-[.B48])" office:value-type="float" office:value="0.000000000000162">
            <text:p>0.000000000000162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E-015">
            <text:p>1E-015</text:p>
          </table:table-cell>
          <table:table-cell/>
          <table:table-cell office:value-type="float" office:value="47">
            <text:p>47</text:p>
          </table:table-cell>
          <table:table-cell office:value-type="float" office:value="3E-015">
            <text:p>3E-015</text:p>
          </table:table-cell>
          <table:table-cell/>
          <table:table-cell table:formula="of:=([.E49]-[.B49])" office:value-type="float" office:value="2E-015">
            <text:p>2E-015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000000000415">
            <text:p>0.000000000000415</text:p>
          </table:table-cell>
          <table:table-cell/>
          <table:table-cell office:value-type="float" office:value="48">
            <text:p>48</text:p>
          </table:table-cell>
          <table:table-cell office:value-type="float" office:value="0.000000000000025">
            <text:p>0.000000000000025</text:p>
          </table:table-cell>
          <table:table-cell/>
          <table:table-cell table:formula="of:=([.E50]-[.B50])" office:value-type="float" office:value="-0.00000000000039">
            <text:p>-0.00000000000039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000000000026">
            <text:p>0.000000000000026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0000048">
            <text:p>0.000000000000048</text:p>
          </table:table-cell>
          <table:table-cell/>
          <table:table-cell table:formula="of:=([.E51]-[.B51])" office:value-type="float" office:value="0.000000000000022">
            <text:p>0.00000000000002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000000024">
            <text:p>0.000000000000024</text:p>
          </table:table-cell>
          <table:table-cell/>
          <table:table-cell office:value-type="float" office:value="50">
            <text:p>50</text:p>
          </table:table-cell>
          <table:table-cell office:value-type="float" office:value="0.000000000000054">
            <text:p>0.000000000000054</text:p>
          </table:table-cell>
          <table:table-cell/>
          <table:table-cell table:formula="of:=([.E52]-[.B52])" office:value-type="float" office:value="0.00000000000003">
            <text:p>0.00000000000003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E-015">
            <text:p>1E-015</text:p>
          </table:table-cell>
          <table:table-cell/>
          <table:table-cell office:value-type="float" office:value="51">
            <text:p>51</text:p>
          </table:table-cell>
          <table:table-cell office:value-type="float" office:value="-0">
            <text:p>0</text:p>
          </table:table-cell>
          <table:table-cell/>
          <table:table-cell table:formula="of:=([.E53]-[.B53])" office:value-type="float" office:value="-1E-015">
            <text:p>-1E-01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000000000206">
            <text:p>0.000000000000206</text:p>
          </table:table-cell>
          <table:table-cell/>
          <table:table-cell office:value-type="float" office:value="52">
            <text:p>52</text:p>
          </table:table-cell>
          <table:table-cell office:value-type="float" office:value="-0.000000000000578">
            <text:p>-0.000000000000578</text:p>
          </table:table-cell>
          <table:table-cell/>
          <table:table-cell table:formula="of:=([.E54]-[.B54])" office:value-type="float" office:value="-0.000000000000784">
            <text:p>-0.000000000000784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E-015">
            <text:p>4E-015</text:p>
          </table:table-cell>
          <table:table-cell/>
          <table:table-cell office:value-type="float" office:value="53">
            <text:p>53</text:p>
          </table:table-cell>
          <table:table-cell office:value-type="float" office:value="-0.000000000000011">
            <text:p>-0.000000000000011</text:p>
          </table:table-cell>
          <table:table-cell/>
          <table:table-cell table:formula="of:=([.E55]-[.B55])" office:value-type="float" office:value="-0.000000000000015">
            <text:p>-0.000000000000015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000000000016">
            <text:p>0.000000000000016</text:p>
          </table:table-cell>
          <table:table-cell/>
          <table:table-cell office:value-type="float" office:value="54">
            <text:p>54</text:p>
          </table:table-cell>
          <table:table-cell office:value-type="float" office:value="0.000000000000023">
            <text:p>0.000000000000023</text:p>
          </table:table-cell>
          <table:table-cell/>
          <table:table-cell table:formula="of:=([.E56]-[.B56])" office:value-type="float" office:value="7E-015">
            <text:p>7E-0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-5E-015">
            <text:p>-5E-015</text:p>
          </table:table-cell>
          <table:table-cell/>
          <table:table-cell table:formula="of:=([.E57]-[.B57])" office:value-type="float" office:value="-5E-015">
            <text:p>-5E-015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000000000191">
            <text:p>0.000000000000191</text:p>
          </table:table-cell>
          <table:table-cell/>
          <table:table-cell office:value-type="float" office:value="56">
            <text:p>56</text:p>
          </table:table-cell>
          <table:table-cell office:value-type="float" office:value="-0.000000000001016">
            <text:p>-0.000000000001016</text:p>
          </table:table-cell>
          <table:table-cell/>
          <table:table-cell table:formula="of:=([.E58]-[.B58])" office:value-type="float" office:value="-0.000000000001207">
            <text:p>-0.000000000001207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0000000000012">
            <text:p>0.000000000000012</text:p>
          </table:table-cell>
          <table:table-cell/>
          <table:table-cell office:value-type="float" office:value="57">
            <text:p>57</text:p>
          </table:table-cell>
          <table:table-cell office:value-type="float" office:value="-0.000000000000024">
            <text:p>-0.000000000000024</text:p>
          </table:table-cell>
          <table:table-cell/>
          <table:table-cell table:formula="of:=([.E59]-[.B59])" office:value-type="float" office:value="-0.000000000000036">
            <text:p>-0.000000000000036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0000000000011">
            <text:p>0.000000000000011</text:p>
          </table:table-cell>
          <table:table-cell/>
          <table:table-cell office:value-type="float" office:value="58">
            <text:p>58</text:p>
          </table:table-cell>
          <table:table-cell office:value-type="float" office:value="-0.000000000000035">
            <text:p>-0.000000000000035</text:p>
          </table:table-cell>
          <table:table-cell/>
          <table:table-cell table:formula="of:=([.E60]-[.B60])" office:value-type="float" office:value="-0.000000000000046">
            <text:p>-0.000000000000046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-6E-015">
            <text:p>-6E-015</text:p>
          </table:table-cell>
          <table:table-cell/>
          <table:table-cell table:formula="of:=([.E61]-[.B61])" office:value-type="float" office:value="-6E-015">
            <text:p>-6E-01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00000006">
            <text:p>0.00000000000006</text:p>
          </table:table-cell>
          <table:table-cell/>
          <table:table-cell office:value-type="float" office:value="60">
            <text:p>60</text:p>
          </table:table-cell>
          <table:table-cell office:value-type="float" office:value="-0.00000000000111">
            <text:p>-0.00000000000111</text:p>
          </table:table-cell>
          <table:table-cell/>
          <table:table-cell table:formula="of:=([.E62]-[.B62])" office:value-type="float" office:value="-0.00000000000117">
            <text:p>-0.00000000000117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-0.000000000000035">
            <text:p>-0.000000000000035</text:p>
          </table:table-cell>
          <table:table-cell/>
          <table:table-cell table:formula="of:=([.E63]-[.B63])" office:value-type="float" office:value="-0.000000000000035">
            <text:p>-0.000000000000035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E-015">
            <text:p>5E-015</text:p>
          </table:table-cell>
          <table:table-cell/>
          <table:table-cell office:value-type="float" office:value="62">
            <text:p>62</text:p>
          </table:table-cell>
          <table:table-cell office:value-type="float" office:value="-0.000000000000042">
            <text:p>-0.000000000000042</text:p>
          </table:table-cell>
          <table:table-cell/>
          <table:table-cell table:formula="of:=([.E64]-[.B64])" office:value-type="float" office:value="-0.000000000000047">
            <text:p>-0.000000000000047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-2E-015">
            <text:p>-2E-015</text:p>
          </table:table-cell>
          <table:table-cell/>
          <table:table-cell table:formula="of:=([.E65]-[.B65])" office:value-type="float" office:value="-2E-015">
            <text:p>-2E-01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0000000056">
            <text:p>0.000000000000056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0000032">
            <text:p>0.000000000000032</text:p>
          </table:table-cell>
          <table:table-cell/>
          <table:table-cell table:formula="of:=([.E66]-[.B66])" office:value-type="float" office:value="-0.000000000000024">
            <text:p>-0.000000000000024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E-015">
            <text:p>4E-015</text:p>
          </table:table-cell>
          <table:table-cell/>
          <table:table-cell office:value-type="float" office:value="65">
            <text:p>65</text:p>
          </table:table-cell>
          <table:table-cell office:value-type="float" office:value="3E-015">
            <text:p>3E-015</text:p>
          </table:table-cell>
          <table:table-cell/>
          <table:table-cell table:formula="of:=([.E67]-[.B67])" office:value-type="float" office:value="-1E-015">
            <text:p>-1E-015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E-015">
            <text:p>2E-015</text:p>
          </table:table-cell>
          <table:table-cell/>
          <table:table-cell office:value-type="float" office:value="66">
            <text:p>66</text:p>
          </table:table-cell>
          <table:table-cell office:value-type="float" office:value="1E-015">
            <text:p>1E-015</text:p>
          </table:table-cell>
          <table:table-cell/>
          <table:table-cell table:formula="of:=([.E68]-[.B68])" office:value-type="float" office:value="-1E-015">
            <text:p>-1E-015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-0">
            <text:p>0</text:p>
          </table:table-cell>
          <table:table-cell/>
          <table:table-cell table:formula="of:=([.E69]-[.B69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0.000000000000034">
            <text:p>-0.000000000000034</text:p>
          </table:table-cell>
          <table:table-cell/>
          <table:table-cell office:value-type="float" office:value="68">
            <text:p>68</text:p>
          </table:table-cell>
          <table:table-cell office:value-type="float" office:value="-0.00000000000001">
            <text:p>-0.00000000000001</text:p>
          </table:table-cell>
          <table:table-cell/>
          <table:table-cell table:formula="of:=([.E70]-[.B70])" office:value-type="float" office:value="0.000000000000024">
            <text:p>0.000000000000024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E-015">
            <text:p>-1E-015</text:p>
          </table:table-cell>
          <table:table-cell/>
          <table:table-cell office:value-type="float" office:value="69">
            <text:p>69</text:p>
          </table:table-cell>
          <table:table-cell office:value-type="float" office:value="-0">
            <text:p>0</text:p>
          </table:table-cell>
          <table:table-cell/>
          <table:table-cell table:formula="of:=([.E71]-[.B71])" office:value-type="float" office:value="1E-015">
            <text:p>1E-01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2E-015">
            <text:p>-2E-015</text:p>
          </table:table-cell>
          <table:table-cell/>
          <table:table-cell office:value-type="float" office:value="70">
            <text:p>70</text:p>
          </table:table-cell>
          <table:table-cell office:value-type="float" office:value="-1E-015">
            <text:p>-1E-015</text:p>
          </table:table-cell>
          <table:table-cell/>
          <table:table-cell table:formula="of:=([.E72]-[.B72])" office:value-type="float" office:value="1E-015">
            <text:p>1E-015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-0">
            <text:p>0</text:p>
          </table:table-cell>
          <table:table-cell/>
          <table:table-cell table:formula="of:=([.E73]-[.B73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0.000000000000124">
            <text:p>-0.000000000000124</text:p>
          </table:table-cell>
          <table:table-cell/>
          <table:table-cell office:value-type="float" office:value="72">
            <text:p>72</text:p>
          </table:table-cell>
          <table:table-cell office:value-type="float" office:value="-0.000000000000045">
            <text:p>-0.000000000000045</text:p>
          </table:table-cell>
          <table:table-cell/>
          <table:table-cell table:formula="of:=([.E74]-[.B74])" office:value-type="float" office:value="0.000000000000079">
            <text:p>0.000000000000079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6E-015">
            <text:p>-6E-015</text:p>
          </table:table-cell>
          <table:table-cell/>
          <table:table-cell office:value-type="float" office:value="73">
            <text:p>73</text:p>
          </table:table-cell>
          <table:table-cell office:value-type="float" office:value="-2E-015">
            <text:p>-2E-015</text:p>
          </table:table-cell>
          <table:table-cell/>
          <table:table-cell table:formula="of:=([.E75]-[.B75])" office:value-type="float" office:value="4E-015">
            <text:p>4E-015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7E-015">
            <text:p>-7E-015</text:p>
          </table:table-cell>
          <table:table-cell/>
          <table:table-cell office:value-type="float" office:value="74">
            <text:p>74</text:p>
          </table:table-cell>
          <table:table-cell office:value-type="float" office:value="-2E-015">
            <text:p>-2E-015</text:p>
          </table:table-cell>
          <table:table-cell/>
          <table:table-cell table:formula="of:=([.E76]-[.B76])" office:value-type="float" office:value="5E-015">
            <text:p>5E-015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-0">
            <text:p>0</text:p>
          </table:table-cell>
          <table:table-cell/>
          <table:table-cell table:formula="of:=([.E77]-[.B77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0.000000000000172">
            <text:p>-0.000000000000172</text:p>
          </table:table-cell>
          <table:table-cell/>
          <table:table-cell office:value-type="float" office:value="76">
            <text:p>76</text:p>
          </table:table-cell>
          <table:table-cell office:value-type="float" office:value="-0.000000000000051">
            <text:p>-0.000000000000051</text:p>
          </table:table-cell>
          <table:table-cell/>
          <table:table-cell table:formula="of:=([.E78]-[.B78])" office:value-type="float" office:value="0.000000000000121">
            <text:p>0.000000000000121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4E-015">
            <text:p>-4E-015</text:p>
          </table:table-cell>
          <table:table-cell/>
          <table:table-cell office:value-type="float" office:value="77">
            <text:p>77</text:p>
          </table:table-cell>
          <table:table-cell office:value-type="float" office:value="-0">
            <text:p>0</text:p>
          </table:table-cell>
          <table:table-cell/>
          <table:table-cell table:formula="of:=([.E79]-[.B79])" office:value-type="float" office:value="4E-015">
            <text:p>4E-01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0.000000000000011">
            <text:p>-0.000000000000011</text:p>
          </table:table-cell>
          <table:table-cell/>
          <table:table-cell office:value-type="float" office:value="78">
            <text:p>78</text:p>
          </table:table-cell>
          <table:table-cell office:value-type="float" office:value="-3E-015">
            <text:p>-3E-015</text:p>
          </table:table-cell>
          <table:table-cell/>
          <table:table-cell table:formula="of:=([.E80]-[.B80])" office:value-type="float" office:value="8E-015">
            <text:p>8E-015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-0">
            <text:p>0</text:p>
          </table:table-cell>
          <table:table-cell/>
          <table:table-cell table:formula="of:=([.E81]-[.B81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000000000000308">
            <text:p>-0.000000000000308</text:p>
          </table:table-cell>
          <table:table-cell/>
          <table:table-cell office:value-type="float" office:value="80">
            <text:p>80</text:p>
          </table:table-cell>
          <table:table-cell office:value-type="float" office:value="-0.0000000000001">
            <text:p>-0.0000000000001</text:p>
          </table:table-cell>
          <table:table-cell/>
          <table:table-cell table:formula="of:=([.E82]-[.B82])" office:value-type="float" office:value="0.000000000000208">
            <text:p>0.000000000000208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0.000000000000016">
            <text:p>-0.000000000000016</text:p>
          </table:table-cell>
          <table:table-cell/>
          <table:table-cell office:value-type="float" office:value="81">
            <text:p>81</text:p>
          </table:table-cell>
          <table:table-cell office:value-type="float" office:value="-4E-015">
            <text:p>-4E-015</text:p>
          </table:table-cell>
          <table:table-cell/>
          <table:table-cell table:formula="of:=([.E83]-[.B83])" office:value-type="float" office:value="0.000000000000012">
            <text:p>0.000000000000012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000000000000017">
            <text:p>-0.000000000000017</text:p>
          </table:table-cell>
          <table:table-cell/>
          <table:table-cell office:value-type="float" office:value="82">
            <text:p>82</text:p>
          </table:table-cell>
          <table:table-cell office:value-type="float" office:value="-5E-015">
            <text:p>-5E-015</text:p>
          </table:table-cell>
          <table:table-cell/>
          <table:table-cell table:formula="of:=([.E84]-[.B84])" office:value-type="float" office:value="0.000000000000012">
            <text:p>0.000000000000012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E-015">
            <text:p>-1E-015</text:p>
          </table:table-cell>
          <table:table-cell/>
          <table:table-cell office:value-type="float" office:value="83">
            <text:p>83</text:p>
          </table:table-cell>
          <table:table-cell office:value-type="float" office:value="-0">
            <text:p>0</text:p>
          </table:table-cell>
          <table:table-cell/>
          <table:table-cell table:formula="of:=([.E85]-[.B85])" office:value-type="float" office:value="1E-015">
            <text:p>1E-015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0.000000000000319">
            <text:p>-0.000000000000319</text:p>
          </table:table-cell>
          <table:table-cell/>
          <table:table-cell office:value-type="float" office:value="84">
            <text:p>84</text:p>
          </table:table-cell>
          <table:table-cell office:value-type="float" office:value="-0.000000000000097">
            <text:p>-0.000000000000097</text:p>
          </table:table-cell>
          <table:table-cell/>
          <table:table-cell table:formula="of:=([.E86]-[.B86])" office:value-type="float" office:value="0.000000000000222">
            <text:p>0.00000000000022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8E-015">
            <text:p>-8E-015</text:p>
          </table:table-cell>
          <table:table-cell/>
          <table:table-cell office:value-type="float" office:value="85">
            <text:p>85</text:p>
          </table:table-cell>
          <table:table-cell office:value-type="float" office:value="-0">
            <text:p>0</text:p>
          </table:table-cell>
          <table:table-cell/>
          <table:table-cell table:formula="of:=([.E87]-[.B87])" office:value-type="float" office:value="8E-015">
            <text:p>8E-015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000000000000021">
            <text:p>-0.000000000000021</text:p>
          </table:table-cell>
          <table:table-cell/>
          <table:table-cell office:value-type="float" office:value="86">
            <text:p>86</text:p>
          </table:table-cell>
          <table:table-cell office:value-type="float" office:value="-6E-015">
            <text:p>-6E-015</text:p>
          </table:table-cell>
          <table:table-cell/>
          <table:table-cell table:formula="of:=([.E88]-[.B88])" office:value-type="float" office:value="0.000000000000015">
            <text:p>0.000000000000015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E-015">
            <text:p>-1E-015</text:p>
          </table:table-cell>
          <table:table-cell/>
          <table:table-cell office:value-type="float" office:value="87">
            <text:p>87</text:p>
          </table:table-cell>
          <table:table-cell office:value-type="float" office:value="-0">
            <text:p>0</text:p>
          </table:table-cell>
          <table:table-cell/>
          <table:table-cell table:formula="of:=([.E89]-[.B89])" office:value-type="float" office:value="1E-015">
            <text:p>1E-015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000000000000513">
            <text:p>-0.000000000000513</text:p>
          </table:table-cell>
          <table:table-cell/>
          <table:table-cell office:value-type="float" office:value="88">
            <text:p>88</text:p>
          </table:table-cell>
          <table:table-cell office:value-type="float" office:value="-0.00000000000007">
            <text:p>-0.00000000000007</text:p>
          </table:table-cell>
          <table:table-cell/>
          <table:table-cell table:formula="of:=([.E90]-[.B90])" office:value-type="float" office:value="0.000000000000443">
            <text:p>0.000000000000443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000000000000027">
            <text:p>-0.00000000000002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000000000000027">
            <text:p>-0.000000000000027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E-015">
            <text:p>-1E-015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000000000000489">
            <text:p>-0.000000000000489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000000000000011">
            <text:p>-0.000000000000011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0.000000000000029">
            <text:p>-0.000000000000029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E-015">
            <text:p>-1E-015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0000000000006">
            <text:p>-0.0000000000006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0.000000000000034">
            <text:p>-0.000000000000034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0.000000000000027">
            <text:p>-0.000000000000027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E-015">
            <text:p>-1E-015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0.000000000000332">
            <text:p>-0.000000000000332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E-015">
            <text:p>-3E-015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0.000000000000017">
            <text:p>-0.000000000000017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0">
            <text:p>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000000000000472">
            <text:p>-0.000000000000472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000000000000036">
            <text:p>-0.000000000000036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00000000000002">
            <text:p>-0.00000000000002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">
            <text:p>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000000000000345">
            <text:p>-0.000000000000345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1E-015">
            <text:p>-1E-015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000000000000023">
            <text:p>-0.000000000000023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">
            <text:p>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000000000000631">
            <text:p>-0.000000000000631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000000000000034">
            <text:p>-0.000000000000034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00000000000003">
            <text:p>-0.00000000000003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">
            <text:p>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000000000000579">
            <text:p>-0.000000000000579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2E-015">
            <text:p>-2E-015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000000000000039">
            <text:p>-0.000000000000039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">
            <text:p>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000000000000969">
            <text:p>-0.000000000000969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000000000000016">
            <text:p>-0.000000000000016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000000000000055">
            <text:p>-0.000000000000055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">
            <text:p>0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3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0T13:01:59</dc:date>
    <dc:creator>Sanath Ramesh</dc:creator>
    <meta:generator>OpenOffice.org/3.2$Linux OpenOffice.org_project/320m12$Build-9483</meta:generator>
    <meta:editing-duration>PT00H05M17S</meta:editing-duration>
    <meta:editing-cycles>2</meta:editing-cycles>
    <meta:document-statistic meta:table-count="1" meta:cell-count="537" meta:object-count="0"/>
  </office:meta>
</office:document-meta>
</file>